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ridership_route_code</text:p>
          </table:table-cell>
          <table:table-cell office:value-type="string" calcext:value-type="string">
            <text:p>route_full_name</text:p>
          </table:table-cell>
          <table:table-cell office:value-type="string" calcext:value-type="string">
            <text:p>current_garage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month_start</text:p>
          </table:table-cell>
          <table:table-cell office:value-type="string" calcext:value-type="string">
            <text:p>year_month</text:p>
          </table:table-cell>
          <table:table-cell office:value-type="string" calcext:value-type="string">
            <text:p>day_type</text:p>
          </table:table-cell>
          <table:table-cell office:value-type="string" calcext:value-type="string">
            <text:p>avg_riders</text:p>
          </table:table-cell>
          <table:table-cell office:value-type="string" calcext:value-type="string">
            <text:p>sum_ridership</text:p>
          </table:table-cell>
          <table:table-cell office:value-type="string" calcext:value-type="string">
            <text:p>day_count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1-01</text:p>
          </table:table-cell>
          <table:table-cell office:value-type="float" office:value="201701" calcext:value-type="float">
            <text:p>201701</text:p>
          </table:table-cell>
          <table:table-cell office:value-type="string" calcext:value-type="string">
            <text:p>SAT.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1-04</text:p>
          </table:table-cell>
          <table:table-cell office:value-type="float" office:value="201701" calcext:value-type="float">
            <text:p>201701</text:p>
          </table:table-cell>
          <table:table-cell office:value-type="string" calcext:value-type="string">
            <text:p>SAT.</text:p>
          </table:table-cell>
          <table:table-cell office:value-type="float" office:value="3764" calcext:value-type="float">
            <text:p>376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1-01</text:p>
          </table:table-cell>
          <table:table-cell office:value-type="float" office:value="201701" calcext:value-type="float">
            <text:p>201701</text:p>
          </table:table-cell>
          <table:table-cell office:value-type="string" calcext:value-type="string">
            <text:p>SUN.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1-05</text:p>
          </table:table-cell>
          <table:table-cell office:value-type="float" office:value="201701" calcext:value-type="float">
            <text:p>201701</text:p>
          </table:table-cell>
          <table:table-cell office:value-type="string" calcext:value-type="string">
            <text:p>SUN.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1-01</text:p>
          </table:table-cell>
          <table:table-cell office:value-type="float" office:value="201701" calcext:value-type="float">
            <text:p>201701</text:p>
          </table:table-cell>
          <table:table-cell office:value-type="string" calcext:value-type="string">
            <text:p>WEEKDAY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1-22</text:p>
          </table:table-cell>
          <table:table-cell office:value-type="float" office:value="201701" calcext:value-type="float">
            <text:p>201701</text:p>
          </table:table-cell>
          <table:table-cell office:value-type="string" calcext:value-type="string">
            <text:p>WEEKDAY</text:p>
          </table:table-cell>
          <table:table-cell office:value-type="float" office:value="5764" calcext:value-type="float">
            <text:p>5764</text:p>
          </table:table-cell>
          <table:table-cell table:formula="of:=SUM([.I3:.I7])" office:value-type="float" office:value="15092" calcext:value-type="float">
            <text:p>1509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2-01</text:p>
          </table:table-cell>
          <table:table-cell office:value-type="float" office:value="201702" calcext:value-type="float">
            <text:p>201702</text:p>
          </table:table-cell>
          <table:table-cell office:value-type="string" calcext:value-type="string">
            <text:p>SAT.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2-04</text:p>
          </table:table-cell>
          <table:table-cell office:value-type="float" office:value="201702" calcext:value-type="float">
            <text:p>201702</text:p>
          </table:table-cell>
          <table:table-cell office:value-type="string" calcext:value-type="string">
            <text:p>SAT.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2-01</text:p>
          </table:table-cell>
          <table:table-cell office:value-type="float" office:value="201702" calcext:value-type="float">
            <text:p>201702</text:p>
          </table:table-cell>
          <table:table-cell office:value-type="string" calcext:value-type="string">
            <text:p>SUN.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2-05</text:p>
          </table:table-cell>
          <table:table-cell office:value-type="float" office:value="201702" calcext:value-type="float">
            <text:p>201702</text:p>
          </table:table-cell>
          <table:table-cell office:value-type="string" calcext:value-type="string">
            <text:p>SUN.</text:p>
          </table:table-cell>
          <table:table-cell office:value-type="float" office:value="3218" calcext:value-type="float">
            <text:p>321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2-01</text:p>
          </table:table-cell>
          <table:table-cell office:value-type="float" office:value="201702" calcext:value-type="float">
            <text:p>201702</text:p>
          </table:table-cell>
          <table:table-cell office:value-type="string" calcext:value-type="string">
            <text:p>WEEKDAY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2-20</text:p>
          </table:table-cell>
          <table:table-cell office:value-type="float" office:value="201702" calcext:value-type="float">
            <text:p>201702</text:p>
          </table:table-cell>
          <table:table-cell office:value-type="string" calcext:value-type="string">
            <text:p>WEEKDAY</text:p>
          </table:table-cell>
          <table:table-cell office:value-type="float" office:value="6589" calcext:value-type="float">
            <text:p>6589</text:p>
          </table:table-cell>
          <table:table-cell table:formula="of:=SUM([.I9:.I13])" office:value-type="float" office:value="17484" calcext:value-type="float">
            <text:p>1748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3-01</text:p>
          </table:table-cell>
          <table:table-cell office:value-type="float" office:value="201703" calcext:value-type="float">
            <text:p>201703</text:p>
          </table:table-cell>
          <table:table-cell office:value-type="string" calcext:value-type="string">
            <text:p>SAT.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3-04</text:p>
          </table:table-cell>
          <table:table-cell office:value-type="float" office:value="201703" calcext:value-type="float">
            <text:p>201703</text:p>
          </table:table-cell>
          <table:table-cell office:value-type="string" calcext:value-type="string">
            <text:p>SAT.</text:p>
          </table:table-cell>
          <table:table-cell office:value-type="float" office:value="3654" calcext:value-type="float">
            <text:p>36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3-01</text:p>
          </table:table-cell>
          <table:table-cell office:value-type="float" office:value="201703" calcext:value-type="float">
            <text:p>201703</text:p>
          </table:table-cell>
          <table:table-cell office:value-type="string" calcext:value-type="string">
            <text:p>SUN.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3-05</text:p>
          </table:table-cell>
          <table:table-cell office:value-type="float" office:value="201703" calcext:value-type="float">
            <text:p>201703</text:p>
          </table:table-cell>
          <table:table-cell office:value-type="string" calcext:value-type="string">
            <text:p>SUN.</text:p>
          </table:table-cell>
          <table:table-cell office:value-type="float" office:value="2873" calcext:value-type="float">
            <text:p>287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3-01</text:p>
          </table:table-cell>
          <table:table-cell office:value-type="float" office:value="201703" calcext:value-type="float">
            <text:p>201703</text:p>
          </table:table-cell>
          <table:table-cell office:value-type="string" calcext:value-type="string">
            <text:p>WEEKDAY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3-23</text:p>
          </table:table-cell>
          <table:table-cell office:value-type="float" office:value="201703" calcext:value-type="float">
            <text:p>201703</text:p>
          </table:table-cell>
          <table:table-cell office:value-type="string" calcext:value-type="string">
            <text:p>WEEKDAY</text:p>
          </table:table-cell>
          <table:table-cell office:value-type="float" office:value="6163" calcext:value-type="float">
            <text:p>6163</text:p>
          </table:table-cell>
          <table:table-cell table:formula="of:=SUM([.I15:.I19])" office:value-type="float" office:value="15756" calcext:value-type="float">
            <text:p>15756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4-01</text:p>
          </table:table-cell>
          <table:table-cell office:value-type="float" office:value="201704" calcext:value-type="float">
            <text:p>201704</text:p>
          </table:table-cell>
          <table:table-cell office:value-type="string" calcext:value-type="string">
            <text:p>SAT.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4-05</text:p>
          </table:table-cell>
          <table:table-cell office:value-type="float" office:value="201704" calcext:value-type="float">
            <text:p>201704</text:p>
          </table:table-cell>
          <table:table-cell office:value-type="string" calcext:value-type="string">
            <text:p>SAT.</text:p>
          </table:table-cell>
          <table:table-cell office:value-type="float" office:value="4829" calcext:value-type="float">
            <text:p>482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4-01</text:p>
          </table:table-cell>
          <table:table-cell office:value-type="float" office:value="201704" calcext:value-type="float">
            <text:p>201704</text:p>
          </table:table-cell>
          <table:table-cell office:value-type="string" calcext:value-type="string">
            <text:p>SUN.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4-06</text:p>
          </table:table-cell>
          <table:table-cell office:value-type="float" office:value="201704" calcext:value-type="float">
            <text:p>201704</text:p>
          </table:table-cell>
          <table:table-cell office:value-type="string" calcext:value-type="string">
            <text:p>SUN.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4-01</text:p>
          </table:table-cell>
          <table:table-cell office:value-type="float" office:value="201704" calcext:value-type="float">
            <text:p>201704</text:p>
          </table:table-cell>
          <table:table-cell office:value-type="string" calcext:value-type="string">
            <text:p>WEEKDAY</text:p>
          </table:table-cell>
          <table:table-cell office:value-type="float" office:value="2066" calcext:value-type="float">
            <text:p>206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4-20</text:p>
          </table:table-cell>
          <table:table-cell office:value-type="float" office:value="201704" calcext:value-type="float">
            <text:p>201704</text:p>
          </table:table-cell>
          <table:table-cell office:value-type="string" calcext:value-type="string">
            <text:p>WEEKDAY</text:p>
          </table:table-cell>
          <table:table-cell office:value-type="float" office:value="6350" calcext:value-type="float">
            <text:p>6350</text:p>
          </table:table-cell>
          <table:table-cell table:formula="of:=SUM([.I21:.I25])" office:value-type="float" office:value="18021" calcext:value-type="float">
            <text:p>1802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5-01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SAT.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5-04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SAT.</text:p>
          </table:table-cell>
          <table:table-cell office:value-type="float" office:value="4362" calcext:value-type="float">
            <text:p>436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5-01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SUN.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5-05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SUN.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5-01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WEEKDAY</text:p>
          </table:table-cell>
          <table:table-cell office:value-type="float" office:value="2124" calcext:value-type="float">
            <text:p>21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5-22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WEEKDAY</text:p>
          </table:table-cell>
          <table:table-cell office:value-type="float" office:value="6049" calcext:value-type="float">
            <text:p>6049</text:p>
          </table:table-cell>
          <table:table-cell table:formula="of:=SUM([.I27:.I31])" office:value-type="float" office:value="17025" calcext:value-type="float">
            <text:p>1702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6-01</text:p>
          </table:table-cell>
          <table:table-cell office:value-type="float" office:value="201706" calcext:value-type="float">
            <text:p>201706</text:p>
          </table:table-cell>
          <table:table-cell office:value-type="string" calcext:value-type="string">
            <text:p>SAT.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6-04</text:p>
          </table:table-cell>
          <table:table-cell office:value-type="float" office:value="201706" calcext:value-type="float">
            <text:p>201706</text:p>
          </table:table-cell>
          <table:table-cell office:value-type="string" calcext:value-type="string">
            <text:p>SAT.</text:p>
          </table:table-cell>
          <table:table-cell office:value-type="float" office:value="4287" calcext:value-type="float">
            <text:p>428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6-01</text:p>
          </table:table-cell>
          <table:table-cell office:value-type="float" office:value="201706" calcext:value-type="float">
            <text:p>201706</text:p>
          </table:table-cell>
          <table:table-cell office:value-type="string" calcext:value-type="string">
            <text:p>SUN.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6-05</text:p>
          </table:table-cell>
          <table:table-cell office:value-type="float" office:value="201706" calcext:value-type="float">
            <text:p>201706</text:p>
          </table:table-cell>
          <table:table-cell office:value-type="string" calcext:value-type="string">
            <text:p>SUN.</text:p>
          </table:table-cell>
          <table:table-cell office:value-type="float" office:value="3195" calcext:value-type="float">
            <text:p>319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6-01</text:p>
          </table:table-cell>
          <table:table-cell office:value-type="float" office:value="201706" calcext:value-type="float">
            <text:p>201706</text:p>
          </table:table-cell>
          <table:table-cell office:value-type="string" calcext:value-type="string">
            <text:p>WEEKDAY</text:p>
          </table:table-cell>
          <table:table-cell office:value-type="float" office:value="2166" calcext:value-type="float">
            <text:p>216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6-22</text:p>
          </table:table-cell>
          <table:table-cell office:value-type="float" office:value="201706" calcext:value-type="float">
            <text:p>201706</text:p>
          </table:table-cell>
          <table:table-cell office:value-type="string" calcext:value-type="string">
            <text:p>WEEKDAY</text:p>
          </table:table-cell>
          <table:table-cell office:value-type="float" office:value="5854" calcext:value-type="float">
            <text:p>585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7-01</text:p>
          </table:table-cell>
          <table:table-cell office:value-type="float" office:value="201707" calcext:value-type="float">
            <text:p>201707</text:p>
          </table:table-cell>
          <table:table-cell office:value-type="string" calcext:value-type="string">
            <text:p>SAT.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7-05</text:p>
          </table:table-cell>
          <table:table-cell office:value-type="float" office:value="201707" calcext:value-type="float">
            <text:p>201707</text:p>
          </table:table-cell>
          <table:table-cell office:value-type="string" calcext:value-type="string">
            <text:p>SAT.</text:p>
          </table:table-cell>
          <table:table-cell office:value-type="float" office:value="4062" calcext:value-type="float">
            <text:p>406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7-01</text:p>
          </table:table-cell>
          <table:table-cell office:value-type="float" office:value="201707" calcext:value-type="float">
            <text:p>201707</text:p>
          </table:table-cell>
          <table:table-cell office:value-type="string" calcext:value-type="string">
            <text:p>SUN.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7-06</text:p>
          </table:table-cell>
          <table:table-cell office:value-type="float" office:value="201707" calcext:value-type="float">
            <text:p>201707</text:p>
          </table:table-cell>
          <table:table-cell office:value-type="string" calcext:value-type="string">
            <text:p>SUN.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7-01</text:p>
          </table:table-cell>
          <table:table-cell office:value-type="float" office:value="201707" calcext:value-type="float">
            <text:p>201707</text:p>
          </table:table-cell>
          <table:table-cell office:value-type="string" calcext:value-type="string">
            <text:p>WEEKDAY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7-20</text:p>
          </table:table-cell>
          <table:table-cell office:value-type="float" office:value="201707" calcext:value-type="float">
            <text:p>201707</text:p>
          </table:table-cell>
          <table:table-cell office:value-type="string" calcext:value-type="string">
            <text:p>WEEKDAY</text:p>
          </table:table-cell>
          <table:table-cell office:value-type="float" office:value="5799" calcext:value-type="float">
            <text:p>579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8-01</text:p>
          </table:table-cell>
          <table:table-cell office:value-type="float" office:value="201708" calcext:value-type="float">
            <text:p>201708</text:p>
          </table:table-cell>
          <table:table-cell office:value-type="string" calcext:value-type="string">
            <text:p>SAT.</text:p>
          </table:table-cell>
          <table:table-cell office:value-type="float" office:value="2079" calcext:value-type="float">
            <text:p>207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8-04</text:p>
          </table:table-cell>
          <table:table-cell office:value-type="float" office:value="201708" calcext:value-type="float">
            <text:p>201708</text:p>
          </table:table-cell>
          <table:table-cell office:value-type="string" calcext:value-type="string">
            <text:p>SAT.</text:p>
          </table:table-cell>
          <table:table-cell office:value-type="float" office:value="4626" calcext:value-type="float">
            <text:p>462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8-01</text:p>
          </table:table-cell>
          <table:table-cell office:value-type="float" office:value="201708" calcext:value-type="float">
            <text:p>201708</text:p>
          </table:table-cell>
          <table:table-cell office:value-type="string" calcext:value-type="string">
            <text:p>SUN.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8-05</text:p>
          </table:table-cell>
          <table:table-cell office:value-type="float" office:value="201708" calcext:value-type="float">
            <text:p>201708</text:p>
          </table:table-cell>
          <table:table-cell office:value-type="string" calcext:value-type="string">
            <text:p>SUN.</text:p>
          </table:table-cell>
          <table:table-cell office:value-type="float" office:value="3449" calcext:value-type="float">
            <text:p>344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8-01</text:p>
          </table:table-cell>
          <table:table-cell office:value-type="float" office:value="201708" calcext:value-type="float">
            <text:p>201708</text:p>
          </table:table-cell>
          <table:table-cell office:value-type="string" calcext:value-type="string">
            <text:p>WEEKDAY</text:p>
          </table:table-cell>
          <table:table-cell office:value-type="float" office:value="2253" calcext:value-type="float">
            <text:p>225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8-23</text:p>
          </table:table-cell>
          <table:table-cell office:value-type="float" office:value="201708" calcext:value-type="float">
            <text:p>201708</text:p>
          </table:table-cell>
          <table:table-cell office:value-type="string" calcext:value-type="string">
            <text:p>WEEKDAY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9-01</text:p>
          </table:table-cell>
          <table:table-cell office:value-type="float" office:value="201709" calcext:value-type="float">
            <text:p>201709</text:p>
          </table:table-cell>
          <table:table-cell office:value-type="string" calcext:value-type="string">
            <text:p>SAT.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9-05</text:p>
          </table:table-cell>
          <table:table-cell office:value-type="float" office:value="201709" calcext:value-type="float">
            <text:p>201709</text:p>
          </table:table-cell>
          <table:table-cell office:value-type="string" calcext:value-type="string">
            <text:p>SAT.</text:p>
          </table:table-cell>
          <table:table-cell office:value-type="float" office:value="5592" calcext:value-type="float">
            <text:p>559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9-01</text:p>
          </table:table-cell>
          <table:table-cell office:value-type="float" office:value="201709" calcext:value-type="float">
            <text:p>201709</text:p>
          </table:table-cell>
          <table:table-cell office:value-type="string" calcext:value-type="string">
            <text:p>SUN.</text:p>
          </table:table-cell>
          <table:table-cell office:value-type="float" office:value="1294" calcext:value-type="float">
            <text:p>129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9-06</text:p>
          </table:table-cell>
          <table:table-cell office:value-type="float" office:value="201709" calcext:value-type="float">
            <text:p>201709</text:p>
          </table:table-cell>
          <table:table-cell office:value-type="string" calcext:value-type="string">
            <text:p>SUN.</text:p>
          </table:table-cell>
          <table:table-cell office:value-type="float" office:value="4258" calcext:value-type="float">
            <text:p>425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9-01</text:p>
          </table:table-cell>
          <table:table-cell office:value-type="float" office:value="201709" calcext:value-type="float">
            <text:p>201709</text:p>
          </table:table-cell>
          <table:table-cell office:value-type="string" calcext:value-type="string">
            <text:p>WEEKDAY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09-20</text:p>
          </table:table-cell>
          <table:table-cell office:value-type="float" office:value="201709" calcext:value-type="float">
            <text:p>201709</text:p>
          </table:table-cell>
          <table:table-cell office:value-type="string" calcext:value-type="string">
            <text:p>WEEKDAY</text:p>
          </table:table-cell>
          <table:table-cell office:value-type="float" office:value="7108" calcext:value-type="float">
            <text:p>710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0-01</text:p>
          </table:table-cell>
          <table:table-cell office:value-type="float" office:value="201710" calcext:value-type="float">
            <text:p>201710</text:p>
          </table:table-cell>
          <table:table-cell office:value-type="string" calcext:value-type="string">
            <text:p>SAT.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0-04</text:p>
          </table:table-cell>
          <table:table-cell office:value-type="float" office:value="201710" calcext:value-type="float">
            <text:p>201710</text:p>
          </table:table-cell>
          <table:table-cell office:value-type="string" calcext:value-type="string">
            <text:p>SAT.</text:p>
          </table:table-cell>
          <table:table-cell office:value-type="float" office:value="5253" calcext:value-type="float">
            <text:p>525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0-01</text:p>
          </table:table-cell>
          <table:table-cell office:value-type="float" office:value="201710" calcext:value-type="float">
            <text:p>201710</text:p>
          </table:table-cell>
          <table:table-cell office:value-type="string" calcext:value-type="string">
            <text:p>SUN.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0-05</text:p>
          </table:table-cell>
          <table:table-cell office:value-type="float" office:value="201710" calcext:value-type="float">
            <text:p>201710</text:p>
          </table:table-cell>
          <table:table-cell office:value-type="string" calcext:value-type="string">
            <text:p>SUN.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0-01</text:p>
          </table:table-cell>
          <table:table-cell office:value-type="float" office:value="201710" calcext:value-type="float">
            <text:p>201710</text:p>
          </table:table-cell>
          <table:table-cell office:value-type="string" calcext:value-type="string">
            <text:p>WEEKDAY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0-22</text:p>
          </table:table-cell>
          <table:table-cell office:value-type="float" office:value="201710" calcext:value-type="float">
            <text:p>201710</text:p>
          </table:table-cell>
          <table:table-cell office:value-type="string" calcext:value-type="string">
            <text:p>WEEKDAY</text:p>
          </table:table-cell>
          <table:table-cell office:value-type="float" office:value="6932" calcext:value-type="float">
            <text:p>693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1-01</text:p>
          </table:table-cell>
          <table:table-cell office:value-type="float" office:value="201711" calcext:value-type="float">
            <text:p>201711</text:p>
          </table:table-cell>
          <table:table-cell office:value-type="string" calcext:value-type="string">
            <text:p>SAT.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1-04</text:p>
          </table:table-cell>
          <table:table-cell office:value-type="float" office:value="201711" calcext:value-type="float">
            <text:p>201711</text:p>
          </table:table-cell>
          <table:table-cell office:value-type="string" calcext:value-type="string">
            <text:p>SAT.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1-01</text:p>
          </table:table-cell>
          <table:table-cell office:value-type="float" office:value="201711" calcext:value-type="float">
            <text:p>201711</text:p>
          </table:table-cell>
          <table:table-cell office:value-type="string" calcext:value-type="string">
            <text:p>SUN.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1-05</text:p>
          </table:table-cell>
          <table:table-cell office:value-type="float" office:value="201711" calcext:value-type="float">
            <text:p>201711</text:p>
          </table:table-cell>
          <table:table-cell office:value-type="string" calcext:value-type="string">
            <text:p>SUN.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1-01</text:p>
          </table:table-cell>
          <table:table-cell office:value-type="float" office:value="201711" calcext:value-type="float">
            <text:p>201711</text:p>
          </table:table-cell>
          <table:table-cell office:value-type="string" calcext:value-type="string">
            <text:p>WEEKDAY</text:p>
          </table:table-cell>
          <table:table-cell office:value-type="float" office:value="2126" calcext:value-type="float">
            <text:p>2126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1-21</text:p>
          </table:table-cell>
          <table:table-cell office:value-type="float" office:value="201711" calcext:value-type="float">
            <text:p>201711</text:p>
          </table:table-cell>
          <table:table-cell office:value-type="string" calcext:value-type="string">
            <text:p>WEEKDAY</text:p>
          </table:table-cell>
          <table:table-cell office:value-type="float" office:value="6549" calcext:value-type="float">
            <text:p>654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2-01</text:p>
          </table:table-cell>
          <table:table-cell office:value-type="float" office:value="201712" calcext:value-type="float">
            <text:p>201712</text:p>
          </table:table-cell>
          <table:table-cell office:value-type="string" calcext:value-type="string">
            <text:p>SAT.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2-05</text:p>
          </table:table-cell>
          <table:table-cell office:value-type="float" office:value="201712" calcext:value-type="float">
            <text:p>201712</text:p>
          </table:table-cell>
          <table:table-cell office:value-type="string" calcext:value-type="string">
            <text:p>SAT.</text:p>
          </table:table-cell>
          <table:table-cell office:value-type="float" office:value="3939" calcext:value-type="float">
            <text:p>39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2-01</text:p>
          </table:table-cell>
          <table:table-cell office:value-type="float" office:value="201712" calcext:value-type="float">
            <text:p>201712</text:p>
          </table:table-cell>
          <table:table-cell office:value-type="string" calcext:value-type="string">
            <text:p>SUN.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2-06</text:p>
          </table:table-cell>
          <table:table-cell office:value-type="float" office:value="201712" calcext:value-type="float">
            <text:p>201712</text:p>
          </table:table-cell>
          <table:table-cell office:value-type="string" calcext:value-type="string">
            <text:p>SUN.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2-01</text:p>
          </table:table-cell>
          <table:table-cell office:value-type="float" office:value="201712" calcext:value-type="float">
            <text:p>201712</text:p>
          </table:table-cell>
          <table:table-cell office:value-type="string" calcext:value-type="string">
            <text:p>WEEKDA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7-12-20</text:p>
          </table:table-cell>
          <table:table-cell office:value-type="float" office:value="201712" calcext:value-type="float">
            <text:p>201712</text:p>
          </table:table-cell>
          <table:table-cell office:value-type="string" calcext:value-type="string">
            <text:p>WEEKDAY</text:p>
          </table:table-cell>
          <table:table-cell office:value-type="float" office:value="5627" calcext:value-type="float">
            <text:p>562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1-01</text:p>
          </table:table-cell>
          <table:table-cell office:value-type="float" office:value="201801" calcext:value-type="float">
            <text:p>201801</text:p>
          </table:table-cell>
          <table:table-cell office:value-type="string" calcext:value-type="string">
            <text:p>SAT.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1-04</text:p>
          </table:table-cell>
          <table:table-cell office:value-type="float" office:value="201801" calcext:value-type="float">
            <text:p>201801</text:p>
          </table:table-cell>
          <table:table-cell office:value-type="string" calcext:value-type="string">
            <text:p>SAT.</text:p>
          </table:table-cell>
          <table:table-cell office:value-type="float" office:value="3511" calcext:value-type="float">
            <text:p>35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1-01</text:p>
          </table:table-cell>
          <table:table-cell office:value-type="float" office:value="201801" calcext:value-type="float">
            <text:p>201801</text:p>
          </table:table-cell>
          <table:table-cell office:value-type="string" calcext:value-type="string">
            <text:p>SUN.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1-05</text:p>
          </table:table-cell>
          <table:table-cell office:value-type="float" office:value="201801" calcext:value-type="float">
            <text:p>201801</text:p>
          </table:table-cell>
          <table:table-cell office:value-type="string" calcext:value-type="string">
            <text:p>SUN.</text:p>
          </table:table-cell>
          <table:table-cell office:value-type="float" office:value="2750" calcext:value-type="float">
            <text:p>275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1-01</text:p>
          </table:table-cell>
          <table:table-cell office:value-type="float" office:value="201801" calcext:value-type="float">
            <text:p>201801</text:p>
          </table:table-cell>
          <table:table-cell office:value-type="string" calcext:value-type="string">
            <text:p>WEEKDAY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1-22</text:p>
          </table:table-cell>
          <table:table-cell office:value-type="float" office:value="201801" calcext:value-type="float">
            <text:p>201801</text:p>
          </table:table-cell>
          <table:table-cell office:value-type="string" calcext:value-type="string">
            <text:p>WEEKDAY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2-01</text:p>
          </table:table-cell>
          <table:table-cell office:value-type="float" office:value="201802" calcext:value-type="float">
            <text:p>201802</text:p>
          </table:table-cell>
          <table:table-cell office:value-type="string" calcext:value-type="string">
            <text:p>SAT.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2-04</text:p>
          </table:table-cell>
          <table:table-cell office:value-type="float" office:value="201802" calcext:value-type="float">
            <text:p>201802</text:p>
          </table:table-cell>
          <table:table-cell office:value-type="string" calcext:value-type="string">
            <text:p>SAT.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2-01</text:p>
          </table:table-cell>
          <table:table-cell office:value-type="float" office:value="201802" calcext:value-type="float">
            <text:p>201802</text:p>
          </table:table-cell>
          <table:table-cell office:value-type="string" calcext:value-type="string">
            <text:p>SUN.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2-05</text:p>
          </table:table-cell>
          <table:table-cell office:value-type="float" office:value="201802" calcext:value-type="float">
            <text:p>201802</text:p>
          </table:table-cell>
          <table:table-cell office:value-type="string" calcext:value-type="string">
            <text:p>SUN.</text:p>
          </table:table-cell>
          <table:table-cell office:value-type="float" office:value="3519" calcext:value-type="float">
            <text:p>351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2-01</text:p>
          </table:table-cell>
          <table:table-cell office:value-type="float" office:value="201802" calcext:value-type="float">
            <text:p>201802</text:p>
          </table:table-cell>
          <table:table-cell office:value-type="string" calcext:value-type="string">
            <text:p>WEEKDAY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2-20</text:p>
          </table:table-cell>
          <table:table-cell office:value-type="float" office:value="201802" calcext:value-type="float">
            <text:p>201802</text:p>
          </table:table-cell>
          <table:table-cell office:value-type="string" calcext:value-type="string">
            <text:p>WEEKDAY</text:p>
          </table:table-cell>
          <table:table-cell office:value-type="float" office:value="6703" calcext:value-type="float">
            <text:p>670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3-01</text:p>
          </table:table-cell>
          <table:table-cell office:value-type="float" office:value="201803" calcext:value-type="float">
            <text:p>201803</text:p>
          </table:table-cell>
          <table:table-cell office:value-type="string" calcext:value-type="string">
            <text:p>SAT.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3-05</text:p>
          </table:table-cell>
          <table:table-cell office:value-type="float" office:value="201803" calcext:value-type="float">
            <text:p>201803</text:p>
          </table:table-cell>
          <table:table-cell office:value-type="string" calcext:value-type="string">
            <text:p>SAT.</text:p>
          </table:table-cell>
          <table:table-cell office:value-type="float" office:value="4366" calcext:value-type="float">
            <text:p>436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3-01</text:p>
          </table:table-cell>
          <table:table-cell office:value-type="float" office:value="201803" calcext:value-type="float">
            <text:p>201803</text:p>
          </table:table-cell>
          <table:table-cell office:value-type="string" calcext:value-type="string">
            <text:p>SUN.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3-04</text:p>
          </table:table-cell>
          <table:table-cell office:value-type="float" office:value="201803" calcext:value-type="float">
            <text:p>201803</text:p>
          </table:table-cell>
          <table:table-cell office:value-type="string" calcext:value-type="string">
            <text:p>SUN.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3-01</text:p>
          </table:table-cell>
          <table:table-cell office:value-type="float" office:value="201803" calcext:value-type="float">
            <text:p>201803</text:p>
          </table:table-cell>
          <table:table-cell office:value-type="string" calcext:value-type="string">
            <text:p>WEEKDAY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3-22</text:p>
          </table:table-cell>
          <table:table-cell office:value-type="float" office:value="201803" calcext:value-type="float">
            <text:p>201803</text:p>
          </table:table-cell>
          <table:table-cell office:value-type="string" calcext:value-type="string">
            <text:p>WEEKDAY</text:p>
          </table:table-cell>
          <table:table-cell office:value-type="float" office:value="6254" calcext:value-type="float">
            <text:p>625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4-01</text:p>
          </table:table-cell>
          <table:table-cell office:value-type="float" office:value="201804" calcext:value-type="float">
            <text:p>201804</text:p>
          </table:table-cell>
          <table:table-cell office:value-type="string" calcext:value-type="string">
            <text:p>SAT.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4-04</text:p>
          </table:table-cell>
          <table:table-cell office:value-type="float" office:value="201804" calcext:value-type="float">
            <text:p>201804</text:p>
          </table:table-cell>
          <table:table-cell office:value-type="string" calcext:value-type="string">
            <text:p>SAT.</text:p>
          </table:table-cell>
          <table:table-cell office:value-type="float" office:value="5054" calcext:value-type="float">
            <text:p>50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4-01</text:p>
          </table:table-cell>
          <table:table-cell office:value-type="float" office:value="201804" calcext:value-type="float">
            <text:p>201804</text:p>
          </table:table-cell>
          <table:table-cell office:value-type="string" calcext:value-type="string">
            <text:p>SUN.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4-05</text:p>
          </table:table-cell>
          <table:table-cell office:value-type="float" office:value="201804" calcext:value-type="float">
            <text:p>201804</text:p>
          </table:table-cell>
          <table:table-cell office:value-type="string" calcext:value-type="string">
            <text:p>SUN.</text:p>
          </table:table-cell>
          <table:table-cell office:value-type="float" office:value="3767" calcext:value-type="float">
            <text:p>37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4-01</text:p>
          </table:table-cell>
          <table:table-cell office:value-type="float" office:value="201804" calcext:value-type="float">
            <text:p>201804</text:p>
          </table:table-cell>
          <table:table-cell office:value-type="string" calcext:value-type="string">
            <text:p>WEEKDAY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4-21</text:p>
          </table:table-cell>
          <table:table-cell office:value-type="float" office:value="201804" calcext:value-type="float">
            <text:p>201804</text:p>
          </table:table-cell>
          <table:table-cell office:value-type="string" calcext:value-type="string">
            <text:p>WEEKDAY</text:p>
          </table:table-cell>
          <table:table-cell office:value-type="float" office:value="6743" calcext:value-type="float">
            <text:p>674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5-01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SAT.</text:p>
          </table:table-cell>
          <table:table-cell office:value-type="float" office:value="2054" calcext:value-type="float">
            <text:p>20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5-04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SAT.</text:p>
          </table:table-cell>
          <table:table-cell office:value-type="float" office:value="4734" calcext:value-type="float">
            <text:p>473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5-01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SUN.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5-05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SUN.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5-01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WEEKDAY</text:p>
          </table:table-cell>
          <table:table-cell office:value-type="float" office:value="2124" calcext:value-type="float">
            <text:p>21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5-22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WEEKDAY</text:p>
          </table:table-cell>
          <table:table-cell office:value-type="float" office:value="6152" calcext:value-type="float">
            <text:p>61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6-01</text:p>
          </table:table-cell>
          <table:table-cell office:value-type="float" office:value="201806" calcext:value-type="float">
            <text:p>201806</text:p>
          </table:table-cell>
          <table:table-cell office:value-type="string" calcext:value-type="string">
            <text:p>SAT.</text:p>
          </table:table-cell>
          <table:table-cell office:value-type="float" office:value="1954" calcext:value-type="float">
            <text:p>195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6-05</text:p>
          </table:table-cell>
          <table:table-cell office:value-type="float" office:value="201806" calcext:value-type="float">
            <text:p>201806</text:p>
          </table:table-cell>
          <table:table-cell office:value-type="string" calcext:value-type="string">
            <text:p>SAT.</text:p>
          </table:table-cell>
          <table:table-cell office:value-type="float" office:value="4186" calcext:value-type="float">
            <text:p>418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6-01</text:p>
          </table:table-cell>
          <table:table-cell office:value-type="float" office:value="201806" calcext:value-type="float">
            <text:p>201806</text:p>
          </table:table-cell>
          <table:table-cell office:value-type="string" calcext:value-type="string">
            <text:p>SUN.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6-04</text:p>
          </table:table-cell>
          <table:table-cell office:value-type="float" office:value="201806" calcext:value-type="float">
            <text:p>201806</text:p>
          </table:table-cell>
          <table:table-cell office:value-type="string" calcext:value-type="string">
            <text:p>SUN.</text:p>
          </table:table-cell>
          <table:table-cell office:value-type="float" office:value="2851" calcext:value-type="float">
            <text:p>285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6-01</text:p>
          </table:table-cell>
          <table:table-cell office:value-type="float" office:value="201806" calcext:value-type="float">
            <text:p>201806</text:p>
          </table:table-cell>
          <table:table-cell office:value-type="string" calcext:value-type="string">
            <text:p>WEEKDAY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6-21</text:p>
          </table:table-cell>
          <table:table-cell office:value-type="float" office:value="201806" calcext:value-type="float">
            <text:p>201806</text:p>
          </table:table-cell>
          <table:table-cell office:value-type="string" calcext:value-type="string">
            <text:p>WEEKDAY</text:p>
          </table:table-cell>
          <table:table-cell office:value-type="float" office:value="5803" calcext:value-type="float">
            <text:p>580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7-01</text:p>
          </table:table-cell>
          <table:table-cell office:value-type="float" office:value="201807" calcext:value-type="float">
            <text:p>201807</text:p>
          </table:table-cell>
          <table:table-cell office:value-type="string" calcext:value-type="string">
            <text:p>SAT.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7-04</text:p>
          </table:table-cell>
          <table:table-cell office:value-type="float" office:value="201807" calcext:value-type="float">
            <text:p>201807</text:p>
          </table:table-cell>
          <table:table-cell office:value-type="string" calcext:value-type="string">
            <text:p>SAT.</text:p>
          </table:table-cell>
          <table:table-cell office:value-type="float" office:value="4340" calcext:value-type="float">
            <text:p>434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7-01</text:p>
          </table:table-cell>
          <table:table-cell office:value-type="float" office:value="201807" calcext:value-type="float">
            <text:p>201807</text:p>
          </table:table-cell>
          <table:table-cell office:value-type="string" calcext:value-type="string">
            <text:p>SUN.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7-05</text:p>
          </table:table-cell>
          <table:table-cell office:value-type="float" office:value="201807" calcext:value-type="float">
            <text:p>201807</text:p>
          </table:table-cell>
          <table:table-cell office:value-type="string" calcext:value-type="string">
            <text:p>SUN.</text:p>
          </table:table-cell>
          <table:table-cell office:value-type="float" office:value="3081" calcext:value-type="float">
            <text:p>308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7-01</text:p>
          </table:table-cell>
          <table:table-cell office:value-type="float" office:value="201807" calcext:value-type="float">
            <text:p>201807</text:p>
          </table:table-cell>
          <table:table-cell office:value-type="string" calcext:value-type="string">
            <text:p>WEEKDAY</text:p>
          </table:table-cell>
          <table:table-cell office:value-type="float" office:value="2263" calcext:value-type="float">
            <text:p>226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7-21</text:p>
          </table:table-cell>
          <table:table-cell office:value-type="float" office:value="201807" calcext:value-type="float">
            <text:p>201807</text:p>
          </table:table-cell>
          <table:table-cell office:value-type="string" calcext:value-type="string">
            <text:p>WEEKDAY</text:p>
          </table:table-cell>
          <table:table-cell office:value-type="float" office:value="5923" calcext:value-type="float">
            <text:p>592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8-01</text:p>
          </table:table-cell>
          <table:table-cell office:value-type="float" office:value="201808" calcext:value-type="float">
            <text:p>201808</text:p>
          </table:table-cell>
          <table:table-cell office:value-type="string" calcext:value-type="string">
            <text:p>SAT.</text:p>
          </table:table-cell>
          <table:table-cell office:value-type="float" office:value="2121" calcext:value-type="float">
            <text:p>212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8-04</text:p>
          </table:table-cell>
          <table:table-cell office:value-type="float" office:value="201808" calcext:value-type="float">
            <text:p>201808</text:p>
          </table:table-cell>
          <table:table-cell office:value-type="string" calcext:value-type="string">
            <text:p>SAT.</text:p>
          </table:table-cell>
          <table:table-cell office:value-type="float" office:value="4704" calcext:value-type="float">
            <text:p>470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8-01</text:p>
          </table:table-cell>
          <table:table-cell office:value-type="float" office:value="201808" calcext:value-type="float">
            <text:p>201808</text:p>
          </table:table-cell>
          <table:table-cell office:value-type="string" calcext:value-type="string">
            <text:p>SUN.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8-05</text:p>
          </table:table-cell>
          <table:table-cell office:value-type="float" office:value="201808" calcext:value-type="float">
            <text:p>201808</text:p>
          </table:table-cell>
          <table:table-cell office:value-type="string" calcext:value-type="string">
            <text:p>SUN.</text:p>
          </table:table-cell>
          <table:table-cell office:value-type="float" office:value="3860" calcext:value-type="float">
            <text:p>386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8-01</text:p>
          </table:table-cell>
          <table:table-cell office:value-type="float" office:value="201808" calcext:value-type="float">
            <text:p>201808</text:p>
          </table:table-cell>
          <table:table-cell office:value-type="string" calcext:value-type="string">
            <text:p>WEEKDAY</text:p>
          </table:table-cell>
          <table:table-cell office:value-type="float" office:value="2278" calcext:value-type="float">
            <text:p>227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8-23</text:p>
          </table:table-cell>
          <table:table-cell office:value-type="float" office:value="201808" calcext:value-type="float">
            <text:p>201808</text:p>
          </table:table-cell>
          <table:table-cell office:value-type="string" calcext:value-type="string">
            <text:p>WEEKDAY</text:p>
          </table:table-cell>
          <table:table-cell office:value-type="float" office:value="6369" calcext:value-type="float">
            <text:p>636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9-01</text:p>
          </table:table-cell>
          <table:table-cell office:value-type="float" office:value="201809" calcext:value-type="float">
            <text:p>201809</text:p>
          </table:table-cell>
          <table:table-cell office:value-type="string" calcext:value-type="string">
            <text:p>SAT.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9-05</text:p>
          </table:table-cell>
          <table:table-cell office:value-type="float" office:value="201809" calcext:value-type="float">
            <text:p>201809</text:p>
          </table:table-cell>
          <table:table-cell office:value-type="string" calcext:value-type="string">
            <text:p>SAT.</text:p>
          </table:table-cell>
          <table:table-cell office:value-type="float" office:value="5413" calcext:value-type="float">
            <text:p>541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9-01</text:p>
          </table:table-cell>
          <table:table-cell office:value-type="float" office:value="201809" calcext:value-type="float">
            <text:p>201809</text:p>
          </table:table-cell>
          <table:table-cell office:value-type="string" calcext:value-type="string">
            <text:p>SUN.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9-06</text:p>
          </table:table-cell>
          <table:table-cell office:value-type="float" office:value="201809" calcext:value-type="float">
            <text:p>201809</text:p>
          </table:table-cell>
          <table:table-cell office:value-type="string" calcext:value-type="string">
            <text:p>SUN.</text:p>
          </table:table-cell>
          <table:table-cell office:value-type="float" office:value="4118" calcext:value-type="float">
            <text:p>411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9-01</text:p>
          </table:table-cell>
          <table:table-cell office:value-type="float" office:value="201809" calcext:value-type="float">
            <text:p>201809</text:p>
          </table:table-cell>
          <table:table-cell office:value-type="string" calcext:value-type="string">
            <text:p>WEEKDAY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09-19</text:p>
          </table:table-cell>
          <table:table-cell office:value-type="float" office:value="201809" calcext:value-type="float">
            <text:p>201809</text:p>
          </table:table-cell>
          <table:table-cell office:value-type="string" calcext:value-type="string">
            <text:p>WEEKDAY</text:p>
          </table:table-cell>
          <table:table-cell office:value-type="float" office:value="7206" calcext:value-type="float">
            <text:p>720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0-01</text:p>
          </table:table-cell>
          <table:table-cell office:value-type="float" office:value="201810" calcext:value-type="float">
            <text:p>201810</text:p>
          </table:table-cell>
          <table:table-cell office:value-type="string" calcext:value-type="string">
            <text:p>SAT.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0-04</text:p>
          </table:table-cell>
          <table:table-cell office:value-type="float" office:value="201810" calcext:value-type="float">
            <text:p>201810</text:p>
          </table:table-cell>
          <table:table-cell office:value-type="string" calcext:value-type="string">
            <text:p>SAT.</text:p>
          </table:table-cell>
          <table:table-cell office:value-type="float" office:value="4998" calcext:value-type="float">
            <text:p>49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0-01</text:p>
          </table:table-cell>
          <table:table-cell office:value-type="float" office:value="201810" calcext:value-type="float">
            <text:p>201810</text:p>
          </table:table-cell>
          <table:table-cell office:value-type="string" calcext:value-type="string">
            <text:p>SUN.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0-05</text:p>
          </table:table-cell>
          <table:table-cell office:value-type="float" office:value="201810" calcext:value-type="float">
            <text:p>201810</text:p>
          </table:table-cell>
          <table:table-cell office:value-type="string" calcext:value-type="string">
            <text:p>SUN.</text:p>
          </table:table-cell>
          <table:table-cell office:value-type="float" office:value="4081" calcext:value-type="float">
            <text:p>408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0-01</text:p>
          </table:table-cell>
          <table:table-cell office:value-type="float" office:value="201810" calcext:value-type="float">
            <text:p>201810</text:p>
          </table:table-cell>
          <table:table-cell office:value-type="string" calcext:value-type="string">
            <text:p>WEEKDAY</text:p>
          </table:table-cell>
          <table:table-cell office:value-type="float" office:value="2284" calcext:value-type="float">
            <text:p>228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0-23</text:p>
          </table:table-cell>
          <table:table-cell office:value-type="float" office:value="201810" calcext:value-type="float">
            <text:p>201810</text:p>
          </table:table-cell>
          <table:table-cell office:value-type="string" calcext:value-type="string">
            <text:p>WEEKDAY</text:p>
          </table:table-cell>
          <table:table-cell office:value-type="float" office:value="6963" calcext:value-type="float">
            <text:p>696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1-01</text:p>
          </table:table-cell>
          <table:table-cell office:value-type="float" office:value="201811" calcext:value-type="float">
            <text:p>201811</text:p>
          </table:table-cell>
          <table:table-cell office:value-type="string" calcext:value-type="string">
            <text:p>SAT.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1-04</text:p>
          </table:table-cell>
          <table:table-cell office:value-type="float" office:value="201811" calcext:value-type="float">
            <text:p>201811</text:p>
          </table:table-cell>
          <table:table-cell office:value-type="string" calcext:value-type="string">
            <text:p>SAT.</text:p>
          </table:table-cell>
          <table:table-cell office:value-type="float" office:value="4597" calcext:value-type="float">
            <text:p>459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1-01</text:p>
          </table:table-cell>
          <table:table-cell office:value-type="float" office:value="201811" calcext:value-type="float">
            <text:p>201811</text:p>
          </table:table-cell>
          <table:table-cell office:value-type="string" calcext:value-type="string">
            <text:p>SUN.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1-05</text:p>
          </table:table-cell>
          <table:table-cell office:value-type="float" office:value="201811" calcext:value-type="float">
            <text:p>201811</text:p>
          </table:table-cell>
          <table:table-cell office:value-type="string" calcext:value-type="string">
            <text:p>SUN.</text:p>
          </table:table-cell>
          <table:table-cell office:value-type="float" office:value="3159" calcext:value-type="float">
            <text:p>315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1-01</text:p>
          </table:table-cell>
          <table:table-cell office:value-type="float" office:value="201811" calcext:value-type="float">
            <text:p>201811</text:p>
          </table:table-cell>
          <table:table-cell office:value-type="string" calcext:value-type="string">
            <text:p>WEEKDAY</text:p>
          </table:table-cell>
          <table:table-cell office:value-type="float" office:value="2188" calcext:value-type="float">
            <text:p>218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1-21</text:p>
          </table:table-cell>
          <table:table-cell office:value-type="float" office:value="201811" calcext:value-type="float">
            <text:p>201811</text:p>
          </table:table-cell>
          <table:table-cell office:value-type="string" calcext:value-type="string">
            <text:p>WEEKDAY</text:p>
          </table:table-cell>
          <table:table-cell office:value-type="float" office:value="6537" calcext:value-type="float">
            <text:p>6537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2-01</text:p>
          </table:table-cell>
          <table:table-cell office:value-type="float" office:value="201812" calcext:value-type="float">
            <text:p>201812</text:p>
          </table:table-cell>
          <table:table-cell office:value-type="string" calcext:value-type="string">
            <text:p>SAT.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2-05</text:p>
          </table:table-cell>
          <table:table-cell office:value-type="float" office:value="201812" calcext:value-type="float">
            <text:p>201812</text:p>
          </table:table-cell>
          <table:table-cell office:value-type="string" calcext:value-type="string">
            <text:p>SAT.</text:p>
          </table:table-cell>
          <table:table-cell office:value-type="float" office:value="3994" calcext:value-type="float">
            <text:p>399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2-01</text:p>
          </table:table-cell>
          <table:table-cell office:value-type="float" office:value="201812" calcext:value-type="float">
            <text:p>201812</text:p>
          </table:table-cell>
          <table:table-cell office:value-type="string" calcext:value-type="string">
            <text:p>SUN.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2-06</text:p>
          </table:table-cell>
          <table:table-cell office:value-type="float" office:value="201812" calcext:value-type="float">
            <text:p>201812</text:p>
          </table:table-cell>
          <table:table-cell office:value-type="string" calcext:value-type="string">
            <text:p>SUN.</text:p>
          </table:table-cell>
          <table:table-cell office:value-type="float" office:value="2959" calcext:value-type="float">
            <text:p>295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2-01</text:p>
          </table:table-cell>
          <table:table-cell office:value-type="float" office:value="201812" calcext:value-type="float">
            <text:p>201812</text:p>
          </table:table-cell>
          <table:table-cell office:value-type="string" calcext:value-type="string">
            <text:p>WEEKDAY</text:p>
          </table:table-cell>
          <table:table-cell office:value-type="float" office:value="2175" calcext:value-type="float">
            <text:p>217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8-12-20</text:p>
          </table:table-cell>
          <table:table-cell office:value-type="float" office:value="201812" calcext:value-type="float">
            <text:p>201812</text:p>
          </table:table-cell>
          <table:table-cell office:value-type="string" calcext:value-type="string">
            <text:p>WEEKDAY</text:p>
          </table:table-cell>
          <table:table-cell office:value-type="float" office:value="5483" calcext:value-type="float">
            <text:p>548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1-01</text:p>
          </table:table-cell>
          <table:table-cell office:value-type="float" office:value="201901" calcext:value-type="float">
            <text:p>201901</text:p>
          </table:table-cell>
          <table:table-cell office:value-type="string" calcext:value-type="string">
            <text:p>SAT.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1-04</text:p>
          </table:table-cell>
          <table:table-cell office:value-type="float" office:value="201901" calcext:value-type="float">
            <text:p>201901</text:p>
          </table:table-cell>
          <table:table-cell office:value-type="string" calcext:value-type="string">
            <text:p>SAT.</text:p>
          </table:table-cell>
          <table:table-cell office:value-type="float" office:value="4071" calcext:value-type="float">
            <text:p>407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1-01</text:p>
          </table:table-cell>
          <table:table-cell office:value-type="float" office:value="201901" calcext:value-type="float">
            <text:p>201901</text:p>
          </table:table-cell>
          <table:table-cell office:value-type="string" calcext:value-type="string">
            <text:p>SUN.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1-05</text:p>
          </table:table-cell>
          <table:table-cell office:value-type="float" office:value="201901" calcext:value-type="float">
            <text:p>201901</text:p>
          </table:table-cell>
          <table:table-cell office:value-type="string" calcext:value-type="string">
            <text:p>SUN.</text:p>
          </table:table-cell>
          <table:table-cell office:value-type="float" office:value="3151" calcext:value-type="float">
            <text:p>315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1-01</text:p>
          </table:table-cell>
          <table:table-cell office:value-type="float" office:value="201901" calcext:value-type="float">
            <text:p>201901</text:p>
          </table:table-cell>
          <table:table-cell office:value-type="string" calcext:value-type="string">
            <text:p>WEEKDAY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1-22</text:p>
          </table:table-cell>
          <table:table-cell office:value-type="float" office:value="201901" calcext:value-type="float">
            <text:p>201901</text:p>
          </table:table-cell>
          <table:table-cell office:value-type="string" calcext:value-type="string">
            <text:p>WEEKDAY</text:p>
          </table:table-cell>
          <table:table-cell office:value-type="float" office:value="5715" calcext:value-type="float">
            <text:p>571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2-01</text:p>
          </table:table-cell>
          <table:table-cell office:value-type="float" office:value="201902" calcext:value-type="float">
            <text:p>201902</text:p>
          </table:table-cell>
          <table:table-cell office:value-type="string" calcext:value-type="string">
            <text:p>SAT.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2-04</text:p>
          </table:table-cell>
          <table:table-cell office:value-type="float" office:value="201902" calcext:value-type="float">
            <text:p>201902</text:p>
          </table:table-cell>
          <table:table-cell office:value-type="string" calcext:value-type="string">
            <text:p>SAT.</text:p>
          </table:table-cell>
          <table:table-cell office:value-type="float" office:value="4528" calcext:value-type="float">
            <text:p>452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2-01</text:p>
          </table:table-cell>
          <table:table-cell office:value-type="float" office:value="201902" calcext:value-type="float">
            <text:p>201902</text:p>
          </table:table-cell>
          <table:table-cell office:value-type="string" calcext:value-type="string">
            <text:p>SUN.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2-04</text:p>
          </table:table-cell>
          <table:table-cell office:value-type="float" office:value="201902" calcext:value-type="float">
            <text:p>201902</text:p>
          </table:table-cell>
          <table:table-cell office:value-type="string" calcext:value-type="string">
            <text:p>SUN.</text:p>
          </table:table-cell>
          <table:table-cell office:value-type="float" office:value="3514" calcext:value-type="float">
            <text:p>35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2-01</text:p>
          </table:table-cell>
          <table:table-cell office:value-type="float" office:value="201902" calcext:value-type="float">
            <text:p>201902</text:p>
          </table:table-cell>
          <table:table-cell office:value-type="string" calcext:value-type="string">
            <text:p>WEEKDAY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2-20</text:p>
          </table:table-cell>
          <table:table-cell office:value-type="float" office:value="201902" calcext:value-type="float">
            <text:p>201902</text:p>
          </table:table-cell>
          <table:table-cell office:value-type="string" calcext:value-type="string">
            <text:p>WEEKDAY</text:p>
          </table:table-cell>
          <table:table-cell office:value-type="float" office:value="6512" calcext:value-type="float">
            <text:p>651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3-01</text:p>
          </table:table-cell>
          <table:table-cell office:value-type="float" office:value="201903" calcext:value-type="float">
            <text:p>201903</text:p>
          </table:table-cell>
          <table:table-cell office:value-type="string" calcext:value-type="string">
            <text:p>SAT.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3-05</text:p>
          </table:table-cell>
          <table:table-cell office:value-type="float" office:value="201903" calcext:value-type="float">
            <text:p>201903</text:p>
          </table:table-cell>
          <table:table-cell office:value-type="string" calcext:value-type="string">
            <text:p>SAT.</text:p>
          </table:table-cell>
          <table:table-cell office:value-type="float" office:value="4138" calcext:value-type="float">
            <text:p>413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3-01</text:p>
          </table:table-cell>
          <table:table-cell office:value-type="float" office:value="201903" calcext:value-type="float">
            <text:p>201903</text:p>
          </table:table-cell>
          <table:table-cell office:value-type="string" calcext:value-type="string">
            <text:p>SUN.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3-06</text:p>
          </table:table-cell>
          <table:table-cell office:value-type="float" office:value="201903" calcext:value-type="float">
            <text:p>201903</text:p>
          </table:table-cell>
          <table:table-cell office:value-type="string" calcext:value-type="string">
            <text:p>SUN.</text:p>
          </table:table-cell>
          <table:table-cell office:value-type="float" office:value="3128" calcext:value-type="float">
            <text:p>312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3-01</text:p>
          </table:table-cell>
          <table:table-cell office:value-type="float" office:value="201903" calcext:value-type="float">
            <text:p>201903</text:p>
          </table:table-cell>
          <table:table-cell office:value-type="string" calcext:value-type="string">
            <text:p>WEEKDAY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3-21</text:p>
          </table:table-cell>
          <table:table-cell office:value-type="float" office:value="201903" calcext:value-type="float">
            <text:p>201903</text:p>
          </table:table-cell>
          <table:table-cell office:value-type="string" calcext:value-type="string">
            <text:p>WEEKDAY</text:p>
          </table:table-cell>
          <table:table-cell office:value-type="float" office:value="6138" calcext:value-type="float">
            <text:p>613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4-01</text:p>
          </table:table-cell>
          <table:table-cell office:value-type="float" office:value="201904" calcext:value-type="float">
            <text:p>201904</text:p>
          </table:table-cell>
          <table:table-cell office:value-type="string" calcext:value-type="string">
            <text:p>SAT.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4-04</text:p>
          </table:table-cell>
          <table:table-cell office:value-type="float" office:value="201904" calcext:value-type="float">
            <text:p>201904</text:p>
          </table:table-cell>
          <table:table-cell office:value-type="string" calcext:value-type="string">
            <text:p>SAT.</text:p>
          </table:table-cell>
          <table:table-cell office:value-type="float" office:value="4867" calcext:value-type="float">
            <text:p>48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4-01</text:p>
          </table:table-cell>
          <table:table-cell office:value-type="float" office:value="201904" calcext:value-type="float">
            <text:p>201904</text:p>
          </table:table-cell>
          <table:table-cell office:value-type="string" calcext:value-type="string">
            <text:p>SUN.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4-05</text:p>
          </table:table-cell>
          <table:table-cell office:value-type="float" office:value="201904" calcext:value-type="float">
            <text:p>201904</text:p>
          </table:table-cell>
          <table:table-cell office:value-type="string" calcext:value-type="string">
            <text:p>SUN.</text:p>
          </table:table-cell>
          <table:table-cell office:value-type="float" office:value="3598" calcext:value-type="float">
            <text:p>35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4-01</text:p>
          </table:table-cell>
          <table:table-cell office:value-type="float" office:value="201904" calcext:value-type="float">
            <text:p>201904</text:p>
          </table:table-cell>
          <table:table-cell office:value-type="string" calcext:value-type="string">
            <text:p>WEEKDAY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4-22</text:p>
          </table:table-cell>
          <table:table-cell office:value-type="float" office:value="201904" calcext:value-type="float">
            <text:p>201904</text:p>
          </table:table-cell>
          <table:table-cell office:value-type="string" calcext:value-type="string">
            <text:p>WEEKDAY</text:p>
          </table:table-cell>
          <table:table-cell office:value-type="float" office:value="6483" calcext:value-type="float">
            <text:p>648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5-01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SAT.</text:p>
          </table:table-cell>
          <table:table-cell office:value-type="float" office:value="2081" calcext:value-type="float">
            <text:p>208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5-04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SAT.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5-01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SUN.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5-05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SUN.</text:p>
          </table:table-cell>
          <table:table-cell office:value-type="float" office:value="3366" calcext:value-type="float">
            <text:p>336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5-01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WEEKDAY</text:p>
          </table:table-cell>
          <table:table-cell office:value-type="float" office:value="2118" calcext:value-type="float">
            <text:p>211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5-22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WEEKDAY</text:p>
          </table:table-cell>
          <table:table-cell office:value-type="float" office:value="6138" calcext:value-type="float">
            <text:p>613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6-01</text:p>
          </table:table-cell>
          <table:table-cell office:value-type="float" office:value="201906" calcext:value-type="float">
            <text:p>201906</text:p>
          </table:table-cell>
          <table:table-cell office:value-type="string" calcext:value-type="string">
            <text:p>SAT.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6-05</text:p>
          </table:table-cell>
          <table:table-cell office:value-type="float" office:value="201906" calcext:value-type="float">
            <text:p>201906</text:p>
          </table:table-cell>
          <table:table-cell office:value-type="string" calcext:value-type="string">
            <text:p>SAT.</text:p>
          </table:table-cell>
          <table:table-cell office:value-type="float" office:value="4450" calcext:value-type="float">
            <text:p>445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6-01</text:p>
          </table:table-cell>
          <table:table-cell office:value-type="float" office:value="201906" calcext:value-type="float">
            <text:p>201906</text:p>
          </table:table-cell>
          <table:table-cell office:value-type="string" calcext:value-type="string">
            <text:p>SUN.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6-06</text:p>
          </table:table-cell>
          <table:table-cell office:value-type="float" office:value="201906" calcext:value-type="float">
            <text:p>201906</text:p>
          </table:table-cell>
          <table:table-cell office:value-type="string" calcext:value-type="string">
            <text:p>SUN.</text:p>
          </table:table-cell>
          <table:table-cell office:value-type="float" office:value="3085" calcext:value-type="float">
            <text:p>308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6-01</text:p>
          </table:table-cell>
          <table:table-cell office:value-type="float" office:value="201906" calcext:value-type="float">
            <text:p>201906</text:p>
          </table:table-cell>
          <table:table-cell office:value-type="string" calcext:value-type="string">
            <text:p>WEEKDAY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6-20</text:p>
          </table:table-cell>
          <table:table-cell office:value-type="float" office:value="201906" calcext:value-type="float">
            <text:p>201906</text:p>
          </table:table-cell>
          <table:table-cell office:value-type="string" calcext:value-type="string">
            <text:p>WEEKDAY</text:p>
          </table:table-cell>
          <table:table-cell office:value-type="float" office:value="5775" calcext:value-type="float">
            <text:p>577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7-01</text:p>
          </table:table-cell>
          <table:table-cell office:value-type="float" office:value="201907" calcext:value-type="float">
            <text:p>201907</text:p>
          </table:table-cell>
          <table:table-cell office:value-type="string" calcext:value-type="string">
            <text:p>SAT.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7-04</text:p>
          </table:table-cell>
          <table:table-cell office:value-type="float" office:value="201907" calcext:value-type="float">
            <text:p>201907</text:p>
          </table:table-cell>
          <table:table-cell office:value-type="string" calcext:value-type="string">
            <text:p>SAT.</text:p>
          </table:table-cell>
          <table:table-cell office:value-type="float" office:value="4232" calcext:value-type="float">
            <text:p>423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7-01</text:p>
          </table:table-cell>
          <table:table-cell office:value-type="float" office:value="201907" calcext:value-type="float">
            <text:p>201907</text:p>
          </table:table-cell>
          <table:table-cell office:value-type="string" calcext:value-type="string">
            <text:p>SUN.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7-05</text:p>
          </table:table-cell>
          <table:table-cell office:value-type="float" office:value="201907" calcext:value-type="float">
            <text:p>201907</text:p>
          </table:table-cell>
          <table:table-cell office:value-type="string" calcext:value-type="string">
            <text:p>SUN.</text:p>
          </table:table-cell>
          <table:table-cell office:value-type="float" office:value="3359" calcext:value-type="float">
            <text:p>335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7-01</text:p>
          </table:table-cell>
          <table:table-cell office:value-type="float" office:value="201907" calcext:value-type="float">
            <text:p>201907</text:p>
          </table:table-cell>
          <table:table-cell office:value-type="string" calcext:value-type="string">
            <text:p>WEEKDAY</text:p>
          </table:table-cell>
          <table:table-cell office:value-type="float" office:value="2194" calcext:value-type="float">
            <text:p>219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7-22</text:p>
          </table:table-cell>
          <table:table-cell office:value-type="float" office:value="201907" calcext:value-type="float">
            <text:p>201907</text:p>
          </table:table-cell>
          <table:table-cell office:value-type="string" calcext:value-type="string">
            <text:p>WEEKDAY</text:p>
          </table:table-cell>
          <table:table-cell office:value-type="float" office:value="5876" calcext:value-type="float">
            <text:p>587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8-01</text:p>
          </table:table-cell>
          <table:table-cell office:value-type="float" office:value="201908" calcext:value-type="float">
            <text:p>201908</text:p>
          </table:table-cell>
          <table:table-cell office:value-type="string" calcext:value-type="string">
            <text:p>SAT.</text:p>
          </table:table-cell>
          <table:table-cell office:value-type="float" office:value="2159" calcext:value-type="float">
            <text:p>215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8-05</text:p>
          </table:table-cell>
          <table:table-cell office:value-type="float" office:value="201908" calcext:value-type="float">
            <text:p>201908</text:p>
          </table:table-cell>
          <table:table-cell office:value-type="string" calcext:value-type="string">
            <text:p>SAT.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8-01</text:p>
          </table:table-cell>
          <table:table-cell office:value-type="float" office:value="201908" calcext:value-type="float">
            <text:p>201908</text:p>
          </table:table-cell>
          <table:table-cell office:value-type="string" calcext:value-type="string">
            <text:p>SUN.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8-06</text:p>
          </table:table-cell>
          <table:table-cell office:value-type="float" office:value="201908" calcext:value-type="float">
            <text:p>201908</text:p>
          </table:table-cell>
          <table:table-cell office:value-type="string" calcext:value-type="string">
            <text:p>SUN.</text:p>
          </table:table-cell>
          <table:table-cell office:value-type="float" office:value="3562" calcext:value-type="float">
            <text:p>356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8-01</text:p>
          </table:table-cell>
          <table:table-cell office:value-type="float" office:value="201908" calcext:value-type="float">
            <text:p>201908</text:p>
          </table:table-cell>
          <table:table-cell office:value-type="string" calcext:value-type="string">
            <text:p>WEEKDAY</text:p>
          </table:table-cell>
          <table:table-cell office:value-type="float" office:value="2209" calcext:value-type="float">
            <text:p>220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8-22</text:p>
          </table:table-cell>
          <table:table-cell office:value-type="float" office:value="201908" calcext:value-type="float">
            <text:p>201908</text:p>
          </table:table-cell>
          <table:table-cell office:value-type="string" calcext:value-type="string">
            <text:p>WEEKDAY</text:p>
          </table:table-cell>
          <table:table-cell office:value-type="float" office:value="6109" calcext:value-type="float">
            <text:p>610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9-01</text:p>
          </table:table-cell>
          <table:table-cell office:value-type="float" office:value="201909" calcext:value-type="float">
            <text:p>201909</text:p>
          </table:table-cell>
          <table:table-cell office:value-type="string" calcext:value-type="string">
            <text:p>SAT.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9-04</text:p>
          </table:table-cell>
          <table:table-cell office:value-type="float" office:value="201909" calcext:value-type="float">
            <text:p>201909</text:p>
          </table:table-cell>
          <table:table-cell office:value-type="string" calcext:value-type="string">
            <text:p>SAT.</text:p>
          </table:table-cell>
          <table:table-cell office:value-type="float" office:value="5250" calcext:value-type="float">
            <text:p>52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9-01</text:p>
          </table:table-cell>
          <table:table-cell office:value-type="float" office:value="201909" calcext:value-type="float">
            <text:p>201909</text:p>
          </table:table-cell>
          <table:table-cell office:value-type="string" calcext:value-type="string">
            <text:p>SUN.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9-05</text:p>
          </table:table-cell>
          <table:table-cell office:value-type="float" office:value="201909" calcext:value-type="float">
            <text:p>201909</text:p>
          </table:table-cell>
          <table:table-cell office:value-type="string" calcext:value-type="string">
            <text:p>SUN.</text:p>
          </table:table-cell>
          <table:table-cell office:value-type="float" office:value="4284" calcext:value-type="float">
            <text:p>428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9-01</text:p>
          </table:table-cell>
          <table:table-cell office:value-type="float" office:value="201909" calcext:value-type="float">
            <text:p>201909</text:p>
          </table:table-cell>
          <table:table-cell office:value-type="string" calcext:value-type="string">
            <text:p>WEEKDAY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09-20</text:p>
          </table:table-cell>
          <table:table-cell office:value-type="float" office:value="201909" calcext:value-type="float">
            <text:p>201909</text:p>
          </table:table-cell>
          <table:table-cell office:value-type="string" calcext:value-type="string">
            <text:p>WEEKDAY</text:p>
          </table:table-cell>
          <table:table-cell office:value-type="float" office:value="7242" calcext:value-type="float">
            <text:p>724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0-01</text:p>
          </table:table-cell>
          <table:table-cell office:value-type="float" office:value="201910" calcext:value-type="float">
            <text:p>201910</text:p>
          </table:table-cell>
          <table:table-cell office:value-type="string" calcext:value-type="string">
            <text:p>SAT.</text:p>
          </table:table-cell>
          <table:table-cell office:value-type="float" office:value="1974" calcext:value-type="float">
            <text:p>197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0-04</text:p>
          </table:table-cell>
          <table:table-cell office:value-type="float" office:value="201910" calcext:value-type="float">
            <text:p>201910</text:p>
          </table:table-cell>
          <table:table-cell office:value-type="string" calcext:value-type="string">
            <text:p>SAT.</text:p>
          </table:table-cell>
          <table:table-cell office:value-type="float" office:value="5364" calcext:value-type="float">
            <text:p>536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0-01</text:p>
          </table:table-cell>
          <table:table-cell office:value-type="float" office:value="201910" calcext:value-type="float">
            <text:p>201910</text:p>
          </table:table-cell>
          <table:table-cell office:value-type="string" calcext:value-type="string">
            <text:p>SUN.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0-05</text:p>
          </table:table-cell>
          <table:table-cell office:value-type="float" office:value="201910" calcext:value-type="float">
            <text:p>201910</text:p>
          </table:table-cell>
          <table:table-cell office:value-type="string" calcext:value-type="string">
            <text:p>SUN.</text:p>
          </table:table-cell>
          <table:table-cell office:value-type="float" office:value="3786" calcext:value-type="float">
            <text:p>37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0-01</text:p>
          </table:table-cell>
          <table:table-cell office:value-type="float" office:value="201910" calcext:value-type="float">
            <text:p>201910</text:p>
          </table:table-cell>
          <table:table-cell office:value-type="string" calcext:value-type="string">
            <text:p>WEEKDAY</text:p>
          </table:table-cell>
          <table:table-cell office:value-type="float" office:value="2176" calcext:value-type="float">
            <text:p>217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0-23</text:p>
          </table:table-cell>
          <table:table-cell office:value-type="float" office:value="201910" calcext:value-type="float">
            <text:p>201910</text:p>
          </table:table-cell>
          <table:table-cell office:value-type="string" calcext:value-type="string">
            <text:p>WEEKDAY</text:p>
          </table:table-cell>
          <table:table-cell office:value-type="float" office:value="7169" calcext:value-type="float">
            <text:p>716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1-01</text:p>
          </table:table-cell>
          <table:table-cell office:value-type="float" office:value="201911" calcext:value-type="float">
            <text:p>201911</text:p>
          </table:table-cell>
          <table:table-cell office:value-type="string" calcext:value-type="string">
            <text:p>SAT.</text:p>
          </table:table-cell>
          <table:table-cell office:value-type="float" office:value="1836" calcext:value-type="float">
            <text:p>183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1-05</text:p>
          </table:table-cell>
          <table:table-cell office:value-type="float" office:value="201911" calcext:value-type="float">
            <text:p>201911</text:p>
          </table:table-cell>
          <table:table-cell office:value-type="string" calcext:value-type="string">
            <text:p>SAT.</text:p>
          </table:table-cell>
          <table:table-cell office:value-type="float" office:value="4777" calcext:value-type="float">
            <text:p>477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1-01</text:p>
          </table:table-cell>
          <table:table-cell office:value-type="float" office:value="201911" calcext:value-type="float">
            <text:p>201911</text:p>
          </table:table-cell>
          <table:table-cell office:value-type="string" calcext:value-type="string">
            <text:p>SUN.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1-06</text:p>
          </table:table-cell>
          <table:table-cell office:value-type="float" office:value="201911" calcext:value-type="float">
            <text:p>201911</text:p>
          </table:table-cell>
          <table:table-cell office:value-type="string" calcext:value-type="string">
            <text:p>SUN.</text:p>
          </table:table-cell>
          <table:table-cell office:value-type="float" office:value="3253" calcext:value-type="float">
            <text:p>325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1-01</text:p>
          </table:table-cell>
          <table:table-cell office:value-type="float" office:value="201911" calcext:value-type="float">
            <text:p>201911</text:p>
          </table:table-cell>
          <table:table-cell office:value-type="string" calcext:value-type="string">
            <text:p>WEEKDAY</text:p>
          </table:table-cell>
          <table:table-cell office:value-type="float" office:value="2037" calcext:value-type="float">
            <text:p>20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1-20</text:p>
          </table:table-cell>
          <table:table-cell office:value-type="float" office:value="201911" calcext:value-type="float">
            <text:p>201911</text:p>
          </table:table-cell>
          <table:table-cell office:value-type="string" calcext:value-type="string">
            <text:p>WEEKDAY</text:p>
          </table:table-cell>
          <table:table-cell office:value-type="float" office:value="6606" calcext:value-type="float">
            <text:p>660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2-01</text:p>
          </table:table-cell>
          <table:table-cell office:value-type="float" office:value="201912" calcext:value-type="float">
            <text:p>201912</text:p>
          </table:table-cell>
          <table:table-cell office:value-type="string" calcext:value-type="string">
            <text:p>SAT.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2-04</text:p>
          </table:table-cell>
          <table:table-cell office:value-type="float" office:value="201912" calcext:value-type="float">
            <text:p>201912</text:p>
          </table:table-cell>
          <table:table-cell office:value-type="string" calcext:value-type="string">
            <text:p>SAT.</text:p>
          </table:table-cell>
          <table:table-cell office:value-type="float" office:value="3866" calcext:value-type="float">
            <text:p>386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2-01</text:p>
          </table:table-cell>
          <table:table-cell office:value-type="float" office:value="201912" calcext:value-type="float">
            <text:p>201912</text:p>
          </table:table-cell>
          <table:table-cell office:value-type="string" calcext:value-type="string">
            <text:p>SUN.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2-05</text:p>
          </table:table-cell>
          <table:table-cell office:value-type="float" office:value="201912" calcext:value-type="float">
            <text:p>201912</text:p>
          </table:table-cell>
          <table:table-cell office:value-type="string" calcext:value-type="string">
            <text:p>SUN.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2-01</text:p>
          </table:table-cell>
          <table:table-cell office:value-type="float" office:value="201912" calcext:value-type="float">
            <text:p>201912</text:p>
          </table:table-cell>
          <table:table-cell office:value-type="string" calcext:value-type="string">
            <text:p>WEEKDAY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19-12-21</text:p>
          </table:table-cell>
          <table:table-cell office:value-type="float" office:value="201912" calcext:value-type="float">
            <text:p>201912</text:p>
          </table:table-cell>
          <table:table-cell office:value-type="string" calcext:value-type="string">
            <text:p>WEEKDAY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1-01</text:p>
          </table:table-cell>
          <table:table-cell office:value-type="float" office:value="202001" calcext:value-type="float">
            <text:p>202001</text:p>
          </table:table-cell>
          <table:table-cell office:value-type="string" calcext:value-type="string">
            <text:p>SAT.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1-04</text:p>
          </table:table-cell>
          <table:table-cell office:value-type="float" office:value="202001" calcext:value-type="float">
            <text:p>202001</text:p>
          </table:table-cell>
          <table:table-cell office:value-type="string" calcext:value-type="string">
            <text:p>SAT.</text:p>
          </table:table-cell>
          <table:table-cell office:value-type="float" office:value="4255" calcext:value-type="float">
            <text:p>425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1-01</text:p>
          </table:table-cell>
          <table:table-cell office:value-type="float" office:value="202001" calcext:value-type="float">
            <text:p>202001</text:p>
          </table:table-cell>
          <table:table-cell office:value-type="string" calcext:value-type="string">
            <text:p>SUN.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1-05</text:p>
          </table:table-cell>
          <table:table-cell office:value-type="float" office:value="202001" calcext:value-type="float">
            <text:p>202001</text:p>
          </table:table-cell>
          <table:table-cell office:value-type="string" calcext:value-type="string">
            <text:p>SUN.</text:p>
          </table:table-cell>
          <table:table-cell office:value-type="float" office:value="2906" calcext:value-type="float">
            <text:p>290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1-01</text:p>
          </table:table-cell>
          <table:table-cell office:value-type="float" office:value="202001" calcext:value-type="float">
            <text:p>202001</text:p>
          </table:table-cell>
          <table:table-cell office:value-type="string" calcext:value-type="string">
            <text:p>WEEKDAY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1-22</text:p>
          </table:table-cell>
          <table:table-cell office:value-type="float" office:value="202001" calcext:value-type="float">
            <text:p>202001</text:p>
          </table:table-cell>
          <table:table-cell office:value-type="string" calcext:value-type="string">
            <text:p>WEEKDAY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2-01</text:p>
          </table:table-cell>
          <table:table-cell office:value-type="float" office:value="202002" calcext:value-type="float">
            <text:p>202002</text:p>
          </table:table-cell>
          <table:table-cell office:value-type="string" calcext:value-type="string">
            <text:p>SAT.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2-05</text:p>
          </table:table-cell>
          <table:table-cell office:value-type="float" office:value="202002" calcext:value-type="float">
            <text:p>202002</text:p>
          </table:table-cell>
          <table:table-cell office:value-type="string" calcext:value-type="string">
            <text:p>SAT.</text:p>
          </table:table-cell>
          <table:table-cell office:value-type="float" office:value="4793" calcext:value-type="float">
            <text:p>479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2-01</text:p>
          </table:table-cell>
          <table:table-cell office:value-type="float" office:value="202002" calcext:value-type="float">
            <text:p>202002</text:p>
          </table:table-cell>
          <table:table-cell office:value-type="string" calcext:value-type="string">
            <text:p>SUN.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2-06</text:p>
          </table:table-cell>
          <table:table-cell office:value-type="float" office:value="202002" calcext:value-type="float">
            <text:p>202002</text:p>
          </table:table-cell>
          <table:table-cell office:value-type="string" calcext:value-type="string">
            <text:p>SUN.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2-01</text:p>
          </table:table-cell>
          <table:table-cell office:value-type="float" office:value="202002" calcext:value-type="float">
            <text:p>202002</text:p>
          </table:table-cell>
          <table:table-cell office:value-type="string" calcext:value-type="string">
            <text:p>WEEKDAY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2-20</text:p>
          </table:table-cell>
          <table:table-cell office:value-type="float" office:value="202002" calcext:value-type="float">
            <text:p>202002</text:p>
          </table:table-cell>
          <table:table-cell office:value-type="string" calcext:value-type="string">
            <text:p>WEEKDAY</text:p>
          </table:table-cell>
          <table:table-cell office:value-type="float" office:value="6690" calcext:value-type="float">
            <text:p>669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3-01</text:p>
          </table:table-cell>
          <table:table-cell office:value-type="float" office:value="202003" calcext:value-type="float">
            <text:p>202003</text:p>
          </table:table-cell>
          <table:table-cell office:value-type="string" calcext:value-type="string">
            <text:p>SAT.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3-04</text:p>
          </table:table-cell>
          <table:table-cell office:value-type="float" office:value="202003" calcext:value-type="float">
            <text:p>202003</text:p>
          </table:table-cell>
          <table:table-cell office:value-type="string" calcext:value-type="string">
            <text:p>SAT.</text:p>
          </table:table-cell>
          <table:table-cell office:value-type="float" office:value="2405" calcext:value-type="float">
            <text:p>24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3-01</text:p>
          </table:table-cell>
          <table:table-cell office:value-type="float" office:value="202003" calcext:value-type="float">
            <text:p>202003</text:p>
          </table:table-cell>
          <table:table-cell office:value-type="string" calcext:value-type="string">
            <text:p>SUN.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3-05</text:p>
          </table:table-cell>
          <table:table-cell office:value-type="float" office:value="202003" calcext:value-type="float">
            <text:p>202003</text:p>
          </table:table-cell>
          <table:table-cell office:value-type="string" calcext:value-type="string">
            <text:p>SUN.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3-01</text:p>
          </table:table-cell>
          <table:table-cell office:value-type="float" office:value="202003" calcext:value-type="float">
            <text:p>202003</text:p>
          </table:table-cell>
          <table:table-cell office:value-type="string" calcext:value-type="string">
            <text:p>WEEKDAY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061C</text:p>
          </table:table-cell>
          <table:table-cell office:value-type="string" calcext:value-type="string">
            <text:p>61C - MCKEESPORT-HOMESTEAD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3-22</text:p>
          </table:table-cell>
          <table:table-cell office:value-type="float" office:value="202003" calcext:value-type="float">
            <text:p>202003</text:p>
          </table:table-cell>
          <table:table-cell office:value-type="string" calcext:value-type="string">
            <text:p>WEEKDAY</text:p>
          </table:table-cell>
          <table:table-cell office:value-type="float" office:value="3862" calcext:value-type="float">
            <text:p>386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4-01</text:p>
          </table:table-cell>
          <table:table-cell office:value-type="float" office:value="202004" calcext:value-type="float">
            <text:p>202004</text:p>
          </table:table-cell>
          <table:table-cell office:value-type="string" calcext:value-type="string">
            <text:p>SAT.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4-01</text:p>
          </table:table-cell>
          <table:table-cell office:value-type="float" office:value="202004" calcext:value-type="float">
            <text:p>202004</text:p>
          </table:table-cell>
          <table:table-cell office:value-type="string" calcext:value-type="string">
            <text:p>SUN.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4-01</text:p>
          </table:table-cell>
          <table:table-cell office:value-type="float" office:value="202004" calcext:value-type="float">
            <text:p>202004</text:p>
          </table:table-cell>
          <table:table-cell office:value-type="string" calcext:value-type="string">
            <text:p>WEEKDAY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5-01</text:p>
          </table:table-cell>
          <table:table-cell office:value-type="float" office:value="202005" calcext:value-type="float">
            <text:p>202005</text:p>
          </table:table-cell>
          <table:table-cell office:value-type="string" calcext:value-type="string">
            <text:p>SAT.</text:p>
          </table:table-cell>
          <table:table-cell office:value-type="float" office:value="1623" calcext:value-type="float">
            <text:p>16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5-01</text:p>
          </table:table-cell>
          <table:table-cell office:value-type="float" office:value="202005" calcext:value-type="float">
            <text:p>202005</text:p>
          </table:table-cell>
          <table:table-cell office:value-type="string" calcext:value-type="string">
            <text:p>SUN.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5-01</text:p>
          </table:table-cell>
          <table:table-cell office:value-type="float" office:value="202005" calcext:value-type="float">
            <text:p>202005</text:p>
          </table:table-cell>
          <table:table-cell office:value-type="string" calcext:value-type="string">
            <text:p>WEEKDAY</text:p>
          </table:table-cell>
          <table:table-cell office:value-type="float" office:value="1729" calcext:value-type="float">
            <text:p>172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6-01</text:p>
          </table:table-cell>
          <table:table-cell office:value-type="float" office:value="202006" calcext:value-type="float">
            <text:p>202006</text:p>
          </table:table-cell>
          <table:table-cell office:value-type="string" calcext:value-type="string">
            <text:p>SAT.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6-01</text:p>
          </table:table-cell>
          <table:table-cell office:value-type="float" office:value="202006" calcext:value-type="float">
            <text:p>202006</text:p>
          </table:table-cell>
          <table:table-cell office:value-type="string" calcext:value-type="string">
            <text:p>SUN.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6-01</text:p>
          </table:table-cell>
          <table:table-cell office:value-type="float" office:value="202006" calcext:value-type="float">
            <text:p>202006</text:p>
          </table:table-cell>
          <table:table-cell office:value-type="string" calcext:value-type="string">
            <text:p>WEEKDAY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7-01</text:p>
          </table:table-cell>
          <table:table-cell office:value-type="float" office:value="202007" calcext:value-type="float">
            <text:p>202007</text:p>
          </table:table-cell>
          <table:table-cell office:value-type="string" calcext:value-type="string">
            <text:p>SAT.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7-01</text:p>
          </table:table-cell>
          <table:table-cell office:value-type="float" office:value="202007" calcext:value-type="float">
            <text:p>202007</text:p>
          </table:table-cell>
          <table:table-cell office:value-type="string" calcext:value-type="string">
            <text:p>SUN.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7-01</text:p>
          </table:table-cell>
          <table:table-cell office:value-type="float" office:value="202007" calcext:value-type="float">
            <text:p>202007</text:p>
          </table:table-cell>
          <table:table-cell office:value-type="string" calcext:value-type="string">
            <text:p>WEEKDAY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8-01</text:p>
          </table:table-cell>
          <table:table-cell office:value-type="float" office:value="202008" calcext:value-type="float">
            <text:p>202008</text:p>
          </table:table-cell>
          <table:table-cell office:value-type="string" calcext:value-type="string">
            <text:p>SAT.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8-01</text:p>
          </table:table-cell>
          <table:table-cell office:value-type="float" office:value="202008" calcext:value-type="float">
            <text:p>202008</text:p>
          </table:table-cell>
          <table:table-cell office:value-type="string" calcext:value-type="string">
            <text:p>SUN.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8-01</text:p>
          </table:table-cell>
          <table:table-cell office:value-type="float" office:value="202008" calcext:value-type="float">
            <text:p>202008</text:p>
          </table:table-cell>
          <table:table-cell office:value-type="string" calcext:value-type="string">
            <text:p>WEEKDAY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9-01</text:p>
          </table:table-cell>
          <table:table-cell office:value-type="float" office:value="202009" calcext:value-type="float">
            <text:p>202009</text:p>
          </table:table-cell>
          <table:table-cell office:value-type="string" calcext:value-type="string">
            <text:p>SAT.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9-01</text:p>
          </table:table-cell>
          <table:table-cell office:value-type="float" office:value="202009" calcext:value-type="float">
            <text:p>202009</text:p>
          </table:table-cell>
          <table:table-cell office:value-type="string" calcext:value-type="string">
            <text:p>SUN.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09-01</text:p>
          </table:table-cell>
          <table:table-cell office:value-type="float" office:value="202009" calcext:value-type="float">
            <text:p>202009</text:p>
          </table:table-cell>
          <table:table-cell office:value-type="string" calcext:value-type="string">
            <text:p>WEEKDAY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10-01</text:p>
          </table:table-cell>
          <table:table-cell office:value-type="float" office:value="202010" calcext:value-type="float">
            <text:p>202010</text:p>
          </table:table-cell>
          <table:table-cell office:value-type="string" calcext:value-type="string">
            <text:p>SAT.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10-01</text:p>
          </table:table-cell>
          <table:table-cell office:value-type="float" office:value="202010" calcext:value-type="float">
            <text:p>202010</text:p>
          </table:table-cell>
          <table:table-cell office:value-type="string" calcext:value-type="string">
            <text:p>SUN.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59 - MON VALLEY</text:p>
          </table:table-cell>
          <table:table-cell office:value-type="string" calcext:value-type="string">
            <text:p>West Miffli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2020-10-01</text:p>
          </table:table-cell>
          <table:table-cell office:value-type="float" office:value="202010" calcext:value-type="float">
            <text:p>202010</text:p>
          </table:table-cell>
          <table:table-cell office:value-type="string" calcext:value-type="string">
            <text:p>WEEKDAY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float" office:value="22" calcext:value-type="float">
            <text:p>22</text:p>
          </table:table-cell>
        </table:table-row>
      </table:table>
      <table:named-expressions/>
      <table:database-ranges>
        <table:database-range table:name="__Anonymous_Sheet_DB__0" table:target-range-address="Sheet1.A1:Sheet1.K256" table:display-filter-buttons="true">
          <table:filter>
            <table:filter-and>
              <table:filter-condition table:field-number="0" table:value="61C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20:51:14.012000000</meta:creation-date>
    <dc:date>2020-12-06T21:31:07.199000000</dc:date>
    <meta:editing-duration>PT29M41S</meta:editing-duration>
    <meta:editing-cycles>1</meta:editing-cycles>
    <meta:document-statistic meta:table-count="1" meta:cell-count="2566" meta:object-count="0"/>
    <meta:generator>LibreOffice/6.3.2.2$Windows_X86_64 LibreOffice_project/98b30e735bda24bc04ab42594c85f7fd8be07b9c</meta:generator>
  </office:meta>
</office:document-meta>
</file>